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08_10-48-44_000.jpg</text:p>
          </table:table-cell>
          <table:table-cell table:style-name="ce19" office:value-type="string">
            <text:p>:m 東和 PHOTO / 210706tu / 田町駅 / 芝浦一丁目プロジェクト / ２名（斎藤建二さん） / 栗原設備（鈴縫工業） / 日誌</text:p>
          </table:table-cell>
          <table:table-cell table:style-name="ce4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8" table:formula="of:=IF([.E2]=&quot;&quot;;[.C2];CONCATENATE([.C2];&quot; / &quot;;[.E2]))" office:value-type="string" office:string-value=":m 東和 PHOTO / 210706tu / 田町駅 / 芝浦一丁目プロジェクト / ２名（斎藤建二さん） / 栗原設備（鈴縫工業） / 日誌">
            <text:p>:m 東和 PHOTO / 210706tu / 田町駅 / 芝浦一丁目プロジェクト / ２名（斎藤建二さん） / 栗原設備（鈴縫工業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08_12-51-59_000.jpg</text:p>
          </table:table-cell>
          <table:table-cell table:style-name="ce4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69738 E-139-34-49.215087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08_14-19-59_000.jpg</text:p>
          </table:table-cell>
          <table:table-cell table:style-name="ce19" office:value-type="string">
            <text:p>:m RES 1*3 / free# JVEMV6 68#_34:1 / 68. theoretical-physics(tp) / w=(A_(x+y)=A_x+i*A_y);,topics=~,other=orig+,s=~,i=~,doc=r-1-5~6</text:p>
          </table:table-cell>
          <table:table-cell table:style-name="ce19"/>
          <table:table-cell table:style-name="ce4"/>
          <table:table-cell table:style-name="ce4" office:value-type="string">
            <text:p>N-35-35-28.477478 E-139-34-49.819335</text:p>
          </table:table-cell>
          <table:table-cell table:style-name="ce38" table:formula="of:=IF([.E4]=&quot;&quot;;[.C4];CONCATENATE([.C4];&quot; / &quot;;[.E4]))" office:value-type="string" office:string-value=":m RES 1*3 / free# JVEMV6 68#_34:1 / 68. theoretical-physics(tp) / w=(A_(x+y)=A_x+i*A_y);,topics=~,other=orig+,s=~,i=~,doc=r-1-5~6">
            <text:p>:m RES 1*3 / free# JVEMV6 68#_34:1 / 68. theoretical-physics(tp) / w=(A_(x+y)=A_x+i*A_y);,topics=~,other=orig+,s=~,i=~,doc=r-1-5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08_14-20-23_000.jpg</text:p>
          </table:table-cell>
          <table:table-cell table:style-name="ce8" office:value-type="string">
            <text:p>:m RES 2*3 / free# JVEMV6 68#_34:1 / 68. theoretical-physics(tp) / w=(P`_(αβ)=e^(-(α+β)θ)*P_(αβ));,topics=~,other=orig+,s=~,i=~,doc=r-1-5~6</text:p>
          </table:table-cell>
          <table:table-cell table:style-name="ce20"/>
          <table:table-cell table:style-name="ce4"/>
          <table:table-cell table:style-name="ce4" office:value-type="string">
            <text:p>N-35-35-28.559875 E-139-34-48.940429</text:p>
          </table:table-cell>
          <table:table-cell table:style-name="ce38" table:formula="of:=IF([.E5]=&quot;&quot;;[.C5];CONCATENATE([.C5];&quot; / &quot;;[.E5]))" office:value-type="string" office:string-value=":m RES 2*3 / free# JVEMV6 68#_34:1 / 68. theoretical-physics(tp) / w=(P`_(αβ)=e^(-(α+β)θ)*P_(αβ));,topics=~,other=orig+,s=~,i=~,doc=r-1-5~6">
            <text:p>:m RES 2*3 / free# JVEMV6 68#_34:1 / 68. theoretical-physics(tp) / w=(P`_(αβ)=e^(-(α+β)θ)*P_(αβ));,topics=~,other=orig+,s=~,i=~,doc=r-1-5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08_14-21-01_000.jpg</text:p>
          </table:table-cell>
          <table:table-cell table:style-name="ce8" office:value-type="string">
            <text:p>:m RES 3*3 / free# JVEMV6 68#_34:1 / 68. theoretical-physics(tp) / w=~;,topics=table-of-coordinate-values,other=orig+,s=~,i=~,doc=r-1-5~6#3.1</text:p>
          </table:table-cell>
          <table:table-cell table:style-name="ce19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8" table:formula="of:=IF([.E6]=&quot;&quot;;[.C6];CONCATENATE([.C6];&quot; / &quot;;[.E6]))" office:value-type="string" office:string-value=":m RES 3*3 / free# JVEMV6 68#_34:1 / 68. theoretical-physics(tp) / w=~;,topics=table-of-coordinate-values,other=orig+,s=~,i=~,doc=r-1-5~6#3.1">
            <text:p>:m RES 3*3 / free# JVEMV6 68#_34:1 / 68. theoretical-physics(tp) / w=~;,topics=table-of-coordinate-values,other=orig+,s=~,i=~,doc=r-1-5~6#3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08_14-22-44_000.jpg</text:p>
          </table:table-cell>
          <table:table-cell table:style-name="ce8"/>
          <table:table-cell table:style-name="ce20"/>
          <table:table-cell table:style-name="ce4"/>
          <table:table-cell table:style-name="ce4" office:value-type="string">
            <text:p>N-35-35-28.546142 E-139-34-49.379882</text:p>
          </table:table-cell>
          <table:table-cell table:style-name="ce38" table:formula="of:=IF([.E7]=&quot;&quot;;[.C7];CONCATENATE([.C7];&quot; / &quot;;[.E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08_20-48-22_000.jpg</text:p>
          </table:table-cell>
          <table:table-cell table:style-name="ce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08_22-58-10_000.jpg</text:p>
          </table:table-cell>
          <table:table-cell table:style-name="ce20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20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8" table:formula="of:=IF([.E9]=&quot;&quot;;[.C9];CONCATENATE([.C9];&quot; / &quot;;[.E9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09_00-40-54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09_03-52-52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11]=&quot;&quot;;[.C11];CONCATENATE([.C11];&quot; / &quot;;[.E11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09_09-28-49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12]=&quot;&quot;;[.C12];CONCATENATE([.C12];&quot; / &quot;;[.E12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09_09-35-21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191589 E-139-34-49.764404</text:p>
          </table:table-cell>
          <table:table-cell table:style-name="ce38" table:formula="of:=IF([.E13]=&quot;&quot;;[.C13];CONCATENATE([.C13];&quot; / &quot;;[.E1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706tu / 田町駅 / 芝浦一丁目プロジェクト / ２名（斎藤建二さん） / 栗原設備（鈴縫工業） / 日誌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9">2021/07/09</text:date>, <text:time>10:51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09T10:51:14</dc:date>
    <dc:creator>iwabuchi ken</dc:creator>
    <meta:editing-duration>P35DT34M6S</meta:editing-duration>
    <meta:editing-cycles>12897</meta:editing-cycles>
    <meta:document-statistic meta:table-count="1" meta:cell-count="363" meta:object-count="0"/>
  </office:meta>
</office:document-meta>
</file>